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2pt" style:font-size-asian="22pt" style:font-size-complex="22pt"/>
    </style:style>
    <style:style style:name="P2" style:parent-style-name="Standard" style:family="paragraph">
      <style:paragraph-properties fo:text-align="center"/>
      <style:text-properties fo:font-size="22pt" style:font-size-asian="22pt" style:font-size-complex="22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ContentsHeading" style:family="paragraph">
      <style:paragraph-properties fo:break-before="page">
        <style:tab-stops>
          <style:tab-stop style:type="right" style:leader-style="dotted" style:leader-text="." style:position="6.5in"/>
        </style:tab-stops>
      </style:paragraph-properties>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Standard" style:family="paragraph">
      <style:paragraph-properties fo:text-align="center"/>
    </style:style>
    <style:style style:name="P38" style:parent-style-name="Heading1" style:family="paragraph">
      <style:paragraph-properties fo:break-before="page" fo:text-align="justify"/>
    </style:style>
    <style:style style:name="P39" style:parent-style-name="Heading2" style:family="paragraph">
      <style:paragraph-properties fo:text-align="justify"/>
      <style:text-properties fo:font-size="15pt" style:font-size-asian="15pt"/>
    </style:style>
    <style:style style:name="P40" style:parent-style-name="Textbody" style:family="paragraph">
      <style:paragraph-properties fo:text-align="justify"/>
      <style:text-properties fo:font-size="14pt" style:font-size-asian="14pt" style:font-size-complex="14pt"/>
    </style:style>
    <style:style style:name="P41" style:parent-style-name="Heading1" style:family="paragraph">
      <style:paragraph-properties fo:text-align="justify"/>
    </style:style>
    <style:style style:name="P42" style:parent-style-name="Heading2" style:family="paragraph">
      <style:paragraph-properties fo:text-align="justify"/>
      <style:text-properties fo:font-size="15pt" style:font-size-asian="15pt"/>
    </style:style>
    <style:style style:name="TableColumn44" style:family="table-column">
      <style:table-column-properties style:column-width="1.7312in" style:use-optimal-column-width="false"/>
    </style:style>
    <style:style style:name="TableColumn45" style:family="table-column">
      <style:table-column-properties style:column-width="2.477in" style:use-optimal-column-width="false"/>
    </style:style>
    <style:style style:name="TableColumn46" style:family="table-column">
      <style:table-column-properties style:column-width="1.302in" style:use-optimal-column-width="false"/>
    </style:style>
    <style:style style:name="TableColumn47" style:family="table-column">
      <style:table-column-properties style:column-width="1.4166in" style:use-optimal-column-width="false"/>
    </style:style>
    <style:style style:name="Table43" style:family="table">
      <style:table-properties style:width="6.927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style:style>
    <style:style style:name="TableCell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text-properties fo:font-weight="bold" style:font-weight-asian="bold" style:font-weight-complex="bold"/>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text-properties fo:font-weight="bold" style:font-weight-asian="bold" style:font-weight-complex="bold"/>
    </style:style>
    <style:style style:name="TableCell55" style:family="table-cell">
      <style:table-cell-properties fo:border="0.0034in solid #000000" style:writing-mode="lr-tb" fo:padding-top="0.0381in" fo:padding-left="0.0381in" fo:padding-bottom="0.0381in" fo:padding-right="0.0381in"/>
    </style:style>
    <style:style style:name="P56" style:parent-style-name="TableContents" style:family="paragraph">
      <style:paragraph-properties fo:text-align="center"/>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Heading2" style:family="paragraph">
      <style:paragraph-properties fo:text-align="justify"/>
      <style:text-properties fo:font-size="15pt" style:font-size-asian="15pt"/>
    </style:style>
    <style:style style:name="P63" style:parent-style-name="Heading3" style:family="paragraph">
      <style:paragraph-properties fo:text-align="justify"/>
    </style:style>
    <style:style style:name="P64" style:parent-style-name="Textbody" style:family="paragraph">
      <style:paragraph-properties fo:text-align="justify"/>
      <style:text-properties fo:font-size="14pt" style:font-size-asian="14pt" style:font-size-complex="14pt"/>
    </style:style>
    <style:style style:name="TableColumn66" style:family="table-column">
      <style:table-column-properties style:column-width="6.1458in" style:use-optimal-column-width="false"/>
    </style:style>
    <style:style style:name="TableColumn67" style:family="table-column">
      <style:table-column-properties style:column-width="0.7812in" style:use-optimal-column-width="false"/>
    </style:style>
    <style:style style:name="Table65" style:family="table">
      <style:table-properties style:width="6.927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0.0034in solid #000000" style:writing-mode="lr-tb"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extbody" style:family="paragraph">
      <style:text-properties fo:font-size="14pt" style:font-size-asian="14pt" style:font-size-complex="14pt"/>
    </style:style>
    <style:style style:name="P98" style:parent-style-name="Heading1" style:family="paragraph">
      <style:paragraph-properties fo:break-before="page"/>
    </style:style>
    <style:style style:name="P99" style:parent-style-name="Textbody" style:family="paragraph">
      <style:paragraph-properties fo:text-align="justify"/>
      <style:text-properties fo:font-size="14pt" style:font-size-asian="14pt" style:font-size-complex="14pt"/>
    </style:style>
    <style:style style:name="P100" style:parent-style-name="Textbody" style:family="paragraph">
      <style:paragraph-properties fo:text-align="justify"/>
      <style:text-properties fo:font-size="14pt" style:font-size-asian="14pt" style:font-size-complex="14pt"/>
    </style:style>
    <style:style style:name="P101" style:parent-style-name="Textbody" style:family="paragraph">
      <style:paragraph-properties fo:text-align="justify"/>
      <style:text-properties fo:font-size="14pt" style:font-size-asian="14pt" style:font-size-complex="14pt"/>
    </style:style>
    <style:style style:name="P102" style:parent-style-name="Textbody" style:family="paragraph">
      <style:paragraph-properties fo:text-align="justify"/>
      <style:text-properties fo:font-size="14pt" style:font-size-asian="14pt" style:font-size-complex="14pt"/>
    </style:style>
    <style:style style:name="P103" style:parent-style-name="Textbody" style:family="paragraph">
      <style:paragraph-properties fo:text-align="justify"/>
      <style:text-properties fo:font-size="14pt" style:font-size-asian="14pt" style:font-size-complex="14pt"/>
    </style:style>
    <style:style style:name="P104" style:parent-style-name="Textbody" style:family="paragraph">
      <style:paragraph-properties fo:text-align="justify"/>
      <style:text-properties fo:font-size="14pt" style:font-size-asian="14pt" style:font-size-complex="14pt"/>
    </style:style>
    <style:style style:name="P105" style:parent-style-name="Textbody" style:family="paragraph">
      <style:paragraph-properties fo:text-align="justify"/>
      <style:text-properties fo:font-size="14pt" style:font-size-asian="14pt" style:font-size-complex="14pt"/>
    </style:style>
    <style:style style:name="P106" style:parent-style-name="Heading1" style:family="paragraph">
      <style:paragraph-properties fo:text-align="justify"/>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est Plan and Procedure – P3.1</text:p>
      <text:p text:style-name="P11">ECE 3740 – Ken Ferens – Fall 2017</text:p>
      <text:p text:style-name="P12">Assignment 3</text:p>
      <text:p text:style-name="P13">Daniel Lovegrove</text:p>
      <text:p text:style-name="P14">October 23, 2017</text:p>
      <text:p text:style-name="P15"/>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6">TABLE OF CONTENTS</text:p>
          <text:p text:style-name="Contents1"><text:a xlink:href="#__RefHeading___Toc837_67449277" office:target-frame-name="_top" xlink:show="replace"><text:span text:style-name="T17">1. INTRODUCTION</text:span><text:span text:style-name="T18"><text:tab/>3</text:span></text:a></text:p>
          <text:p text:style-name="Contents2"><text:a xlink:href="#__RefHeading___Toc627_67449277" office:target-frame-name="_top" xlink:show="replace"><text:span text:style-name="T19">1.1 Purpose of the Test Plan Document</text:span><text:span text:style-name="T20"><text:tab/>3</text:span></text:a></text:p>
          <text:p text:style-name="Contents1"><text:a xlink:href="#__RefHeading___Toc1360_67449277" office:target-frame-name="_top" xlink:show="replace"><text:span text:style-name="T21">2. TESTING</text:span><text:span text:style-name="T22"><text:tab/>3</text:span></text:a></text:p>
          <text:p text:style-name="Contents2"><text:a xlink:href="#__RefHeading___Toc1362_67449277" office:target-frame-name="_top" xlink:show="replace"><text:span text:style-name="T23">2.1 Test Plan and Cases</text:span><text:span text:style-name="T24"><text:tab/>3</text:span></text:a></text:p>
          <text:p text:style-name="Contents2"><text:a xlink:href="#__RefHeading___Toc1364_67449277" office:target-frame-name="_top" xlink:show="replace"><text:span text:style-name="T25">2.2 Test Procedures</text:span><text:span text:style-name="T26"><text:tab/>3</text:span></text:a></text:p>
          <text:p text:style-name="Contents3"><text:a xlink:href="#__RefHeading___Toc1366_67449277" office:target-frame-name="_top" xlink:show="replace"><text:span text:style-name="T27">2.2.1<text:s/></text:span><text:span text:style-name="T28">Start up GUI Interface</text:span><text:span text:style-name="T29"><text:tab/>3</text:span></text:a></text:p>
          <text:p text:style-name="Contents1"><text:a xlink:href="#__RefHeading___Toc1369_67449277" office:target-frame-name="_top" xlink:show="replace"><text:span text:style-name="T30">3. T</text:span><text:span text:style-name="T31">EST PLAN APPROVAL</text:span><text:span text:style-name="T32"><text:tab/></text:span></text:a><text:span text:style-name="T33">4</text:span></text:p>
          <text:p text:style-name="Contents1"><text:a xlink:href="#__RefHeading___Toc1371_67449277" office:target-frame-name="_top" xlink:show="replace"><text:span text:style-name="T34">4. REFERENCES</text:span><text:span text:style-name="T35"><text:tab/></text:span></text:a><text:span text:style-name="T36">4</text:span></text:p>
        </text:index-body>
      </text:table-of-content>
      <text:p text:style-name="P37"/>
      <text:h text:style-name="P38" text:outline-level="1"><text:bookmark-start text:name="__RefHeading___Toc837_67449277"/><text:soft-page-break/>1. INTRODUCTION<text:bookmark-end text:name="__RefHeading___Toc837_67449277"/></text:h>
      <text:h text:style-name="P39" text:outline-level="2"><text:bookmark-start text:name="__RefHeading___Toc627_67449277"/>1.1 Purpose of the Test Plan Document<text:bookmark-end text:name="__RefHeading___Toc627_67449277"/></text:h>
      <text:p text:style-name="P40">The purpose of these tests are to verify the working order of the<text:s/>mock up of the graphical user interface (GUI) that will be used for project 3.2.</text:p>
      <text:h text:style-name="P41" text:outline-level="1"><text:bookmark-start text:name="__RefHeading___Toc1360_67449277"/>2. TESTING<text:bookmark-end text:name="__RefHeading___Toc1360_67449277"/></text:h>
      <text:h text:style-name="P42" text:outline-level="2"><text:bookmark-start text:name="__RefHeading___Toc1362_67449277"/>2.1 Test Plan and Cases<text:bookmark-end text:name="__RefHeading___Toc1362_67449277"/></text:h>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Item to Test</text:p>
          </table:table-cell>
          <table:table-cell table:style-name="TableCell51">
            <text:p text:style-name="P52">Test Description</text:p>
          </table:table-cell>
          <table:table-cell table:style-name="TableCell53">
            <text:p text:style-name="P54">Test Date</text:p>
          </table:table-cell>
          <table:table-cell table:style-name="TableCell55">
            <text:p text:style-name="P56">Responsibility</text:p>
          </table:table-cell>
        </table:table-row>
        <table:table-row table:style-name="TableRow57">
          <table:table-cell table:style-name="TableCell58">
            <text:p text:style-name="TableContents">Start up GUI<text:s/>Interface</text:p>
          </table:table-cell>
          <table:table-cell table:style-name="TableCell59">
            <text:p text:style-name="TableContents">Verify that running the GUI project opens a mock interface for communicating with the server.</text:p>
          </table:table-cell>
          <table:table-cell table:style-name="TableCell60">
            <text:p text:style-name="TableContents"/>
          </table:table-cell>
          <table:table-cell table:style-name="TableCell61">
            <text:p text:style-name="TableContents">Daniel Lovegrove</text:p>
          </table:table-cell>
        </table:table-row>
      </table:table>
      <text:p text:style-name="Textbody"/>
      <text:h text:style-name="P62" text:outline-level="2"><text:bookmark-start text:name="__RefHeading___Toc1364_67449277"/>2.2 Test Procedures<text:bookmark-end text:name="__RefHeading___Toc1364_67449277"/></text:h>
      <text:h text:style-name="P63" text:outline-level="3"><text:bookmark-start text:name="__RefHeading___Toc1366_67449277"/>2.2.1<text:bookmark-end text:name="__RefHeading___Toc1366_67449277"/><text:s/>Start up GUI Interface</text:h>
      <text:p text:style-name="P64">Prerequisites: Have the P3.1<text:s/>folder downloaded and ensure the Netbeans IDE is installed and configured to run Java applications.</text:p>
      <table:table table:style-name="Table65">
        <table:table-columns>
          <table:table-column table:style-name="TableColumn66"/>
          <table:table-column table:style-name="TableColumn67"/>
        </table:table-columns>
        <table:table-row table:style-name="TableRow68">
          <table:table-cell table:style-name="TableCell69">
            <text:p text:style-name="P70">Instruction</text:p>
          </table:table-cell>
          <table:table-cell table:style-name="TableCell71">
            <text:p text:style-name="P72">P/F</text:p>
          </table:table-cell>
        </table:table-row>
        <table:table-row table:style-name="TableRow73">
          <table:table-cell table:style-name="TableCell74">
            <text:p text:style-name="TableContents">1. Open the Netbeans IDE. Click File -&gt; Open Project. Using the file explorer that Netbeans just opened, navigate to the P3.1 folder and open the “ClientGUI” project inside of it.</text:p>
          </table:table-cell>
          <table:table-cell table:style-name="TableCell75">
            <text:p text:style-name="TableContents"/>
          </table:table-cell>
        </table:table-row>
        <table:table-row table:style-name="TableRow76">
          <table:table-cell table:style-name="TableCell77">
            <text:p text:style-name="TableContents">2. On the left panel, single click the<text:s/>ClientGUI project, make sure it is highlighted before moving to the next step.</text:p>
          </table:table-cell>
          <table:table-cell table:style-name="TableCell78">
            <text:p text:style-name="TableContents"/>
          </table:table-cell>
        </table:table-row>
        <table:table-row table:style-name="TableRow79">
          <table:table-cell table:style-name="TableCell80">
            <text:p text:style-name="TableContents">3. Press F6 to run the<text:s/>ClientGUI project.</text:p>
          </table:table-cell>
          <table:table-cell table:style-name="TableCell81">
            <text:p text:style-name="TableContents"/>
          </table:table-cell>
        </table:table-row>
        <table:table-row table:style-name="TableRow82">
          <table:table-cell table:style-name="TableCell83">
            <text:p text:style-name="TableContents">4. The application should have opened a<text:s/>graphical user interface with various buttons.</text:p>
          </table:table-cell>
          <table:table-cell table:style-name="TableCell84">
            <text:p text:style-name="TableContents"/>
          </table:table-cell>
        </table:table-row>
        <table:table-row table:style-name="TableRow85">
          <table:table-cell table:style-name="TableCell86">
            <text:p text:style-name="TableContents">5.<text:s/>Verify that there are buttons for Connect, Disconnect, Get Time, Quit, LED control checkboxes, and Push Button monitoring buttons. There should also be a text area for output.</text:p>
          </table:table-cell>
          <table:table-cell table:style-name="TableCell87">
            <text:p text:style-name="TableContents"/>
          </table:table-cell>
        </table:table-row>
        <table:table-row table:style-name="TableRow88">
          <table:table-cell table:style-name="TableCell89">
            <text:p text:style-name="TableContents">6.<text:s/>Quit the application by clicking the red x at the top right of the window.</text:p>
          </table:table-cell>
          <table:table-cell table:style-name="TableCell90">
            <text:p text:style-name="TableContents"/>
          </table:table-cell>
        </table:table-row>
        <table:table-row table:style-name="TableRow91">
          <table:table-cell table:style-name="TableCell92">
            <text:p text:style-name="TableContents">7.<text:s/>Verify that the application<text:s/>is<text:s/>not<text:s/>running anymore: the output window in Netbeans should show a message in green that says BUILD SUCCESSFUL.</text:p>
          </table:table-cell>
          <table:table-cell table:style-name="TableCell93">
            <text:p text:style-name="TableContents"/>
          </table:table-cell>
        </table:table-row>
        <table:table-row table:style-name="TableRow94">
          <table:table-cell table:style-name="TableCell95">
            <text:p text:style-name="TableContents">8.<text:s/>Optionally, close the Netbeans IDE and remove the project from the file system since it is no longer needed.</text:p>
          </table:table-cell>
          <table:table-cell table:style-name="TableCell96">
            <text:p text:style-name="TableContents"/>
          </table:table-cell>
        </table:table-row>
      </table:table>
      <text:p text:style-name="P97"/>
      <text:h text:style-name="P98" text:outline-level="1"><text:bookmark-start text:name="__RefHeading___Toc1369_67449277"/><text:soft-page-break/>3. TEST PLAN APPROVAL<text:bookmark-end text:name="__RefHeading___Toc1369_67449277"/></text:h>
      <text:p text:style-name="P99">The<text:s/>undersigned acknowledge they have reviewed the P3.1<text:s/>Test Plan and Procedure document and agree with the approach it presents. Any changes to this Requirements Definition will be coordinated with and approved by the undersigned or their designated representatives.</text:p>
      <text:p text:style-name="P100"/>
      <text:p text:style-name="P101">Signature (TA) ______________________________________ <text:s/>Date: ______________</text:p>
      <text:p text:style-name="P102">Print Name: <text:s text:c="4"/>______________________________________</text:p>
      <text:p text:style-name="P103">Title: <text:s text:c="15"/>______________________________________</text:p>
      <text:p text:style-name="P104">Role: <text:s text:c="15"/>______________________________________</text:p>
      <text:p text:style-name="P105"/>
      <text:h text:style-name="P106" text:outline-level="1"><text:bookmark-start text:name="__RefHeading___Toc1371_67449277"/>4. REFERENCES<text:bookmark-end text:name="__RefHeading___Toc1371_67449277"/></text:h>
      <text:p text:style-name="Textbody"><text:span text:style-name="T107">K. Ferens, “ECE 3740 Systems Engineering Principles 1,” 15 September 2001. [Online]. Available: http://ece.eng.umanitoba.ca/unde</text:span><text:span text:style-name="T108">rgradutate/ECE3740/. [Accessed 23</text:span><text:span text:style-name="T109"><text:s/></text:span><text:span text:style-name="T110">October</text:span><text:span text:style-name="T111"><text:s/>20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 Lovegrove</meta:initial-creator>
    <dc:creator>Daniel Lovegrove</dc:creator>
    <meta:creation-date>2017-10-23T15:40:00Z</meta:creation-date>
    <dc:date>2017-10-23T15:53:00Z</dc:date>
    <meta:print-date>2017-10-23T15:52:00Z</meta:print-date>
    <meta:template xlink:href="Normal" xlink:type="simple"/>
    <meta:editing-cycles>13</meta:editing-cycles>
    <meta:editing-duration>PT780S</meta:editing-duration>
    <meta:document-statistic meta:page-count="4" meta:paragraph-count="6" meta:word-count="458" meta:character-count="3069" meta:row-count="21" meta:non-whitespace-character-count="2617"/>
  </office:meta>
</office:document-meta>
</file>